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b1918" draw:shadow="hidden"/>
    </style:style>
    <style:style style:name="P1" style:family="paragraph">
      <loext:graphic-properties draw:fill="solid" draw:fill-color="#1b1918"/>
    </style:style>
  </office:automatic-styles>
  <office:body>
    <office:drawing>
      <draw:page draw:name="page1" draw:style-name="dp1" draw:master-page-name="Обычный">
        <draw:g>
          <draw:g>
            <draw:polygon draw:style-name="gr1" draw:text-style-name="P1" draw:layer="layout" svg:width="0.097cm" svg:height="0.686cm" svg:x="14.482cm" svg:y="0.012cm" svg:viewBox="0 0 98 687" draw:points="98,687 0,687 0,0 98,0">
              <text:p/>
            </draw:polygon>
            <draw:polygon draw:style-name="gr1" draw:text-style-name="P1" draw:layer="layout" svg:width="0.097cm" svg:height="0.196cm" svg:x="14.776cm" svg:y="0.503cm" svg:viewBox="0 0 98 197" draw:points="98,197 0,197 0,0 98,0">
              <text:p/>
            </draw:polygon>
            <draw:polygon draw:style-name="gr1" draw:text-style-name="P1" draw:layer="layout" svg:width="0.097cm" svg:height="0.196cm" svg:x="15.07cm" svg:y="0.503cm" svg:viewBox="0 0 98 197" draw:points="98,197 0,197 0,0 98,0">
              <text:p/>
            </draw:polygon>
            <draw:polygon draw:style-name="gr1" draw:text-style-name="P1" draw:layer="layout" svg:width="0.097cm" svg:height="0.196cm" svg:x="15.364cm" svg:y="0.503cm" svg:viewBox="0 0 98 197" draw:points="98,197 0,197 0,0 98,0">
              <text:p/>
            </draw:polygon>
            <draw:polygon draw:style-name="gr1" draw:text-style-name="P1" draw:layer="layout" svg:width="0.097cm" svg:height="0.196cm" svg:x="15.658cm" svg:y="0.503cm" svg:viewBox="0 0 98 197" draw:points="98,197 0,197 0,0 98,0">
              <text:p/>
            </draw:polygon>
            <draw:polygon draw:style-name="gr1" draw:text-style-name="P1" draw:layer="layout" svg:width="0.293cm" svg:height="0.392cm" svg:x="15.56cm" svg:y="0.012cm" svg:viewBox="0 0 294 393" draw:points="294,0 0,0 0,98 98,98 98,393 196,393 196,98 294,98">
              <text:p/>
            </draw:polygon>
            <draw:polygon draw:style-name="gr1" draw:text-style-name="P1" draw:layer="layout" svg:width="0.097cm" svg:height="0.686cm" svg:x="15.952cm" svg:y="0.012cm" svg:viewBox="0 0 98 687" draw:points="98,687 0,687 0,0 98,0">
              <text:p/>
            </draw:polygon>
            <draw:path draw:style-name="gr1" draw:text-style-name="P1" draw:layer="layout" svg:width="0.293cm" svg:height="0.392cm" svg:x="14.776cm" svg:y="0.012cm" svg:viewBox="0 0 294 393" svg:d="M147 196h-49v-98h49c27 0 49 22 49 49s-22 49-49 49zM147 196zM147 0h-98-49v393h98v-99h49c81 0 147-66 147-147s-66-147-147-147z">
              <text:p/>
            </draw:path>
            <draw:path draw:style-name="gr1" draw:text-style-name="P1" draw:layer="layout" svg:width="0.337cm" svg:height="0.395cm" svg:x="15.139cm" svg:y="0.01cm" svg:viewBox="0 0 338 396" svg:d="M198 396c-51 0-101-20-141-59-37-37-57-87-57-140 0-52 20-102 57-139 78-77 204-77 281 0l-70 69c-39-39-102-39-141 0-19 19-29 43-29 70s10 52 29 71c39 39 102 39 141 0l70 69c-39 39-90 59-140 59z">
              <text:p/>
            </draw:path>
          </draw:g>
          <draw:polygon draw:style-name="gr1" draw:text-style-name="P1" draw:layer="layout" svg:width="0.097cm" svg:height="0.294cm" svg:x="13.034cm" svg:y="0.405cm" svg:viewBox="0 0 98 295" draw:points="98,295 0,295 0,0 98,0">
            <text:p/>
          </draw:polygon>
          <draw:polygon draw:style-name="gr1" draw:text-style-name="P1" draw:layer="layout" svg:width="0.097cm" svg:height="0.196cm" svg:x="13.305cm" svg:y="0.503cm" svg:viewBox="0 0 98 197" draw:points="98,197 0,197 0,0 98,0">
            <text:p/>
          </draw:polygon>
          <draw:polygon draw:style-name="gr1" draw:text-style-name="P1" draw:layer="layout" svg:width="0.097cm" svg:height="0.196cm" svg:x="13.599cm" svg:y="0.503cm" svg:viewBox="0 0 98 197" draw:points="98,197 0,197 0,0 98,0">
            <text:p/>
          </draw:polygon>
          <draw:polygon draw:style-name="gr1" draw:text-style-name="P1" draw:layer="layout" svg:width="0.097cm" svg:height="0.196cm" svg:x="13.893cm" svg:y="0.503cm" svg:viewBox="0 0 98 197" draw:points="98,197 0,197 0,0 98,0">
            <text:p/>
          </draw:polygon>
          <draw:polygon draw:style-name="gr1" draw:text-style-name="P1" draw:layer="layout" svg:width="0.097cm" svg:height="0.196cm" svg:x="14.187cm" svg:y="0.503cm" svg:viewBox="0 0 98 197" draw:points="98,197 0,197 0,0 98,0">
            <text:p/>
          </draw:polygon>
          <draw:polygon draw:style-name="gr1" draw:text-style-name="P1" draw:layer="layout" svg:width="0.097cm" svg:height="0.686cm" svg:x="14.481cm" svg:y="0.012cm" svg:viewBox="0 0 98 687" draw:points="98,687 0,687 0,0 98,0">
            <text:p/>
          </draw:polygon>
          <draw:polygon draw:style-name="gr1" draw:text-style-name="P1" draw:layer="layout" svg:width="0.097cm" svg:height="0.294cm" svg:x="14.482cm" svg:y="0.405cm" svg:viewBox="0 0 98 295" draw:points="98,295 0,295 0,0 98,0">
            <text:p/>
          </draw:polygon>
          <draw:polygon draw:style-name="gr1" draw:text-style-name="P1" draw:layer="layout" svg:width="0.097cm" svg:height="0.294cm" svg:x="11.586cm" svg:y="0.405cm" svg:viewBox="0 0 98 295" draw:points="98,295 0,295 0,0 98,0">
            <text:p/>
          </draw:polygon>
          <draw:polygon draw:style-name="gr1" draw:text-style-name="P1" draw:layer="layout" svg:width="0.097cm" svg:height="0.196cm" svg:x="11.88cm" svg:y="0.503cm" svg:viewBox="0 0 98 197" draw:points="98,197 0,197 0,0 98,0">
            <text:p/>
          </draw:polygon>
          <draw:polygon draw:style-name="gr1" draw:text-style-name="P1" draw:layer="layout" svg:width="0.097cm" svg:height="0.196cm" svg:x="12.173cm" svg:y="0.503cm" svg:viewBox="0 0 98 197" draw:points="98,197 0,197 0,0 98,0">
            <text:p/>
          </draw:polygon>
          <draw:polygon draw:style-name="gr1" draw:text-style-name="P1" draw:layer="layout" svg:width="0.097cm" svg:height="0.196cm" svg:x="12.468cm" svg:y="0.503cm" svg:viewBox="0 0 98 197" draw:points="98,197 0,197 0,0 98,0">
            <text:p/>
          </draw:polygon>
          <draw:polygon draw:style-name="gr1" draw:text-style-name="P1" draw:layer="layout" svg:width="0.097cm" svg:height="0.196cm" svg:x="12.762cm" svg:y="0.503cm" svg:viewBox="0 0 98 197" draw:points="98,197 0,197 0,0 98,0">
            <text:p/>
          </draw:polygon>
          <draw:polygon draw:style-name="gr1" draw:text-style-name="P1" draw:layer="layout" svg:width="0.097cm" svg:height="0.294cm" svg:x="14.482cm" svg:y="0.405cm" svg:viewBox="0 0 98 295" draw:points="98,295 0,295 0,0 98,0">
            <text:p/>
          </draw:polygon>
          <draw:polygon draw:style-name="gr1" draw:text-style-name="P1" draw:layer="layout" svg:width="0.097cm" svg:height="0.294cm" svg:x="15.953cm" svg:y="0.405cm" svg:viewBox="0 0 98 295" draw:points="98,295 0,295 0,0 98,0">
            <text:p/>
          </draw:polygon>
          <draw:polygon draw:style-name="gr1" draw:text-style-name="P1" draw:layer="layout" svg:width="0.097cm" svg:height="0.196cm" svg:x="16.224cm" svg:y="0.503cm" svg:viewBox="0 0 98 197" draw:points="98,197 0,197 0,0 98,0">
            <text:p/>
          </draw:polygon>
          <draw:polygon draw:style-name="gr1" draw:text-style-name="P1" draw:layer="layout" svg:width="0.097cm" svg:height="0.196cm" svg:x="16.518cm" svg:y="0.503cm" svg:viewBox="0 0 98 197" draw:points="98,197 0,197 0,0 98,0">
            <text:p/>
          </draw:polygon>
          <draw:polygon draw:style-name="gr1" draw:text-style-name="P1" draw:layer="layout" svg:width="0.097cm" svg:height="0.196cm" svg:x="16.812cm" svg:y="0.503cm" svg:viewBox="0 0 98 197" draw:points="98,197 0,197 0,0 98,0">
            <text:p/>
          </draw:polygon>
          <draw:polygon draw:style-name="gr1" draw:text-style-name="P1" draw:layer="layout" svg:width="0.097cm" svg:height="0.196cm" svg:x="17.106cm" svg:y="0.503cm" svg:viewBox="0 0 98 197" draw:points="98,197 0,197 0,0 98,0">
            <text:p/>
          </draw:polygon>
          <draw:polygon draw:style-name="gr1" draw:text-style-name="P1" draw:layer="layout" svg:width="0.097cm" svg:height="0.294cm" svg:x="17.401cm" svg:y="0.405cm" svg:viewBox="0 0 98 295" draw:points="98,295 0,295 0,0 98,0">
            <text:p/>
          </draw:polygon>
          <draw:polygon draw:style-name="gr1" draw:text-style-name="P1" draw:layer="layout" svg:width="0.097cm" svg:height="0.294cm" svg:x="17.401cm" svg:y="0.405cm" svg:viewBox="0 0 98 295" draw:points="98,295 0,295 0,0 98,0">
            <text:p/>
          </draw:polygon>
          <draw:polygon draw:style-name="gr1" draw:text-style-name="P1" draw:layer="layout" svg:width="0.097cm" svg:height="0.294cm" svg:x="10.137cm" svg:y="0.405cm" svg:viewBox="0 0 98 295" draw:points="98,295 0,295 0,0 98,0">
            <text:p/>
          </draw:polygon>
          <draw:polygon draw:style-name="gr1" draw:text-style-name="P1" draw:layer="layout" svg:width="0.097cm" svg:height="0.196cm" svg:x="10.408cm" svg:y="0.503cm" svg:viewBox="0 0 98 197" draw:points="98,197 0,197 0,0 98,0">
            <text:p/>
          </draw:polygon>
          <draw:polygon draw:style-name="gr1" draw:text-style-name="P1" draw:layer="layout" svg:width="0.097cm" svg:height="0.196cm" svg:x="10.702cm" svg:y="0.503cm" svg:viewBox="0 0 98 197" draw:points="98,197 0,197 0,0 98,0">
            <text:p/>
          </draw:polygon>
          <draw:polygon draw:style-name="gr1" draw:text-style-name="P1" draw:layer="layout" svg:width="0.097cm" svg:height="0.196cm" svg:x="10.997cm" svg:y="0.503cm" svg:viewBox="0 0 98 197" draw:points="98,197 0,197 0,0 98,0">
            <text:p/>
          </draw:polygon>
          <draw:polygon draw:style-name="gr1" draw:text-style-name="P1" draw:layer="layout" svg:width="0.097cm" svg:height="0.196cm" svg:x="11.291cm" svg:y="0.503cm" svg:viewBox="0 0 98 197" draw:points="98,197 0,197 0,0 98,0">
            <text:p/>
          </draw:polygon>
          <draw:polygon draw:style-name="gr1" draw:text-style-name="P1" draw:layer="layout" svg:width="0.097cm" svg:height="0.294cm" svg:x="11.586cm" svg:y="0.405cm" svg:viewBox="0 0 98 295" draw:points="98,295 0,295 0,0 98,0">
            <text:p/>
          </draw:polygon>
          <draw:polygon draw:style-name="gr1" draw:text-style-name="P1" draw:layer="layout" svg:width="0.097cm" svg:height="0.294cm" svg:x="8.689cm" svg:y="0.405cm" svg:viewBox="0 0 98 295" draw:points="98,295 0,295 0,0 98,0">
            <text:p/>
          </draw:polygon>
          <draw:polygon draw:style-name="gr1" draw:text-style-name="P1" draw:layer="layout" svg:width="0.097cm" svg:height="0.196cm" svg:x="8.983cm" svg:y="0.503cm" svg:viewBox="0 0 98 197" draw:points="98,197 0,197 0,0 98,0">
            <text:p/>
          </draw:polygon>
          <draw:polygon draw:style-name="gr1" draw:text-style-name="P1" draw:layer="layout" svg:width="0.097cm" svg:height="0.196cm" svg:x="9.277cm" svg:y="0.503cm" svg:viewBox="0 0 98 197" draw:points="98,197 0,197 0,0 98,0">
            <text:p/>
          </draw:polygon>
          <draw:polygon draw:style-name="gr1" draw:text-style-name="P1" draw:layer="layout" svg:width="0.097cm" svg:height="0.196cm" svg:x="9.571cm" svg:y="0.503cm" svg:viewBox="0 0 98 197" draw:points="98,197 0,197 0,0 98,0">
            <text:p/>
          </draw:polygon>
          <draw:polygon draw:style-name="gr1" draw:text-style-name="P1" draw:layer="layout" svg:width="0.097cm" svg:height="0.196cm" svg:x="9.865cm" svg:y="0.503cm" svg:viewBox="0 0 98 197" draw:points="98,197 0,197 0,0 98,0">
            <text:p/>
          </draw:polygon>
          <draw:polygon draw:style-name="gr1" draw:text-style-name="P1" draw:layer="layout" svg:width="0.097cm" svg:height="0.294cm" svg:x="7.241cm" svg:y="0.405cm" svg:viewBox="0 0 98 295" draw:points="98,295 0,295 0,0 98,0">
            <text:p/>
          </draw:polygon>
          <draw:polygon draw:style-name="gr1" draw:text-style-name="P1" draw:layer="layout" svg:width="0.097cm" svg:height="0.196cm" svg:x="7.512cm" svg:y="0.503cm" svg:viewBox="0 0 98 197" draw:points="98,197 0,197 0,0 98,0">
            <text:p/>
          </draw:polygon>
          <draw:polygon draw:style-name="gr1" draw:text-style-name="P1" draw:layer="layout" svg:width="0.097cm" svg:height="0.196cm" svg:x="7.806cm" svg:y="0.503cm" svg:viewBox="0 0 98 197" draw:points="98,197 0,197 0,0 98,0">
            <text:p/>
          </draw:polygon>
          <draw:polygon draw:style-name="gr1" draw:text-style-name="P1" draw:layer="layout" svg:width="0.097cm" svg:height="0.196cm" svg:x="8.1cm" svg:y="0.503cm" svg:viewBox="0 0 98 197" draw:points="98,197 0,197 0,0 98,0">
            <text:p/>
          </draw:polygon>
          <draw:polygon draw:style-name="gr1" draw:text-style-name="P1" draw:layer="layout" svg:width="0.097cm" svg:height="0.196cm" svg:x="8.394cm" svg:y="0.503cm" svg:viewBox="0 0 98 197" draw:points="98,197 0,197 0,0 98,0">
            <text:p/>
          </draw:polygon>
          <draw:polygon draw:style-name="gr1" draw:text-style-name="P1" draw:layer="layout" svg:width="0.097cm" svg:height="0.294cm" svg:x="8.689cm" svg:y="0.405cm" svg:viewBox="0 0 98 295" draw:points="98,295 0,295 0,0 98,0">
            <text:p/>
          </draw:polygon>
          <draw:polygon draw:style-name="gr1" draw:text-style-name="P1" draw:layer="layout" svg:width="0.097cm" svg:height="0.294cm" svg:x="5.793cm" svg:y="0.405cm" svg:viewBox="0 0 98 295" draw:points="98,295 0,295 0,0 98,0">
            <text:p/>
          </draw:polygon>
          <draw:polygon draw:style-name="gr1" draw:text-style-name="P1" draw:layer="layout" svg:width="0.097cm" svg:height="0.196cm" svg:x="6.087cm" svg:y="0.503cm" svg:viewBox="0 0 98 197" draw:points="98,197 0,197 0,0 98,0">
            <text:p/>
          </draw:polygon>
          <draw:polygon draw:style-name="gr1" draw:text-style-name="P1" draw:layer="layout" svg:width="0.097cm" svg:height="0.196cm" svg:x="6.381cm" svg:y="0.503cm" svg:viewBox="0 0 98 197" draw:points="98,197 0,197 0,0 98,0">
            <text:p/>
          </draw:polygon>
          <draw:polygon draw:style-name="gr1" draw:text-style-name="P1" draw:layer="layout" svg:width="0.097cm" svg:height="0.196cm" svg:x="6.675cm" svg:y="0.503cm" svg:viewBox="0 0 98 197" draw:points="98,197 0,197 0,0 98,0">
            <text:p/>
          </draw:polygon>
          <draw:polygon draw:style-name="gr1" draw:text-style-name="P1" draw:layer="layout" svg:width="0.097cm" svg:height="0.196cm" svg:x="6.969cm" svg:y="0.503cm" svg:viewBox="0 0 98 197" draw:points="98,197 0,197 0,0 98,0">
            <text:p/>
          </draw:polygon>
          <draw:polygon draw:style-name="gr1" draw:text-style-name="P1" draw:layer="layout" svg:width="0.097cm" svg:height="0.294cm" svg:x="4.345cm" svg:y="0.405cm" svg:viewBox="0 0 98 295" draw:points="98,295 0,295 0,0 98,0">
            <text:p/>
          </draw:polygon>
          <draw:polygon draw:style-name="gr1" draw:text-style-name="P1" draw:layer="layout" svg:width="0.097cm" svg:height="0.196cm" svg:x="4.616cm" svg:y="0.503cm" svg:viewBox="0 0 98 197" draw:points="98,197 0,197 0,0 98,0">
            <text:p/>
          </draw:polygon>
          <draw:polygon draw:style-name="gr1" draw:text-style-name="P1" draw:layer="layout" svg:width="0.097cm" svg:height="0.196cm" svg:x="4.91cm" svg:y="0.503cm" svg:viewBox="0 0 98 197" draw:points="98,197 0,197 0,0 98,0">
            <text:p/>
          </draw:polygon>
          <draw:polygon draw:style-name="gr1" draw:text-style-name="P1" draw:layer="layout" svg:width="0.097cm" svg:height="0.196cm" svg:x="5.204cm" svg:y="0.503cm" svg:viewBox="0 0 98 197" draw:points="98,197 0,197 0,0 98,0">
            <text:p/>
          </draw:polygon>
          <draw:polygon draw:style-name="gr1" draw:text-style-name="P1" draw:layer="layout" svg:width="0.097cm" svg:height="0.196cm" svg:x="5.498cm" svg:y="0.503cm" svg:viewBox="0 0 98 197" draw:points="98,197 0,197 0,0 98,0">
            <text:p/>
          </draw:polygon>
          <draw:polygon draw:style-name="gr1" draw:text-style-name="P1" draw:layer="layout" svg:width="0.097cm" svg:height="0.294cm" svg:x="5.793cm" svg:y="0.405cm" svg:viewBox="0 0 98 295" draw:points="98,295 0,295 0,0 98,0">
            <text:p/>
          </draw:polygon>
          <draw:polygon draw:style-name="gr1" draw:text-style-name="P1" draw:layer="layout" svg:width="0.097cm" svg:height="0.294cm" svg:x="2.896cm" svg:y="0.405cm" svg:viewBox="0 0 98 295" draw:points="98,295 0,295 0,0 98,0">
            <text:p/>
          </draw:polygon>
          <draw:polygon draw:style-name="gr1" draw:text-style-name="P1" draw:layer="layout" svg:width="0.097cm" svg:height="0.196cm" svg:x="3.19cm" svg:y="0.503cm" svg:viewBox="0 0 98 197" draw:points="98,197 0,197 0,0 98,0">
            <text:p/>
          </draw:polygon>
          <draw:polygon draw:style-name="gr1" draw:text-style-name="P1" draw:layer="layout" svg:width="0.097cm" svg:height="0.196cm" svg:x="3.484cm" svg:y="0.503cm" svg:viewBox="0 0 98 197" draw:points="98,197 0,197 0,0 98,0">
            <text:p/>
          </draw:polygon>
          <draw:polygon draw:style-name="gr1" draw:text-style-name="P1" draw:layer="layout" svg:width="0.097cm" svg:height="0.196cm" svg:x="3.779cm" svg:y="0.503cm" svg:viewBox="0 0 98 197" draw:points="98,197 0,197 0,0 98,0">
            <text:p/>
          </draw:polygon>
          <draw:polygon draw:style-name="gr1" draw:text-style-name="P1" draw:layer="layout" svg:width="0.097cm" svg:height="0.196cm" svg:x="4.073cm" svg:y="0.503cm" svg:viewBox="0 0 98 197" draw:points="98,197 0,197 0,0 98,0">
            <text:p/>
          </draw:polygon>
          <draw:polygon draw:style-name="gr1" draw:text-style-name="P1" draw:layer="layout" svg:width="0.097cm" svg:height="0.294cm" svg:x="2.896cm" svg:y="0.405cm" svg:viewBox="0 0 98 295" draw:points="98,295 0,295 0,0 98,0">
            <text:p/>
          </draw:polygon>
          <draw:polygon draw:style-name="gr1" draw:text-style-name="P1" draw:layer="layout" svg:width="0.097cm" svg:height="0.294cm" svg:x="1.448cm" svg:y="0.405cm" svg:viewBox="0 0 98 295" draw:points="98,295 0,295 0,0 98,0">
            <text:p/>
          </draw:polygon>
          <draw:polygon draw:style-name="gr1" draw:text-style-name="P1" draw:layer="layout" svg:width="0.097cm" svg:height="0.196cm" svg:x="1.719cm" svg:y="0.503cm" svg:viewBox="0 0 98 197" draw:points="98,197 0,197 0,0 98,0">
            <text:p/>
          </draw:polygon>
          <draw:polygon draw:style-name="gr1" draw:text-style-name="P1" draw:layer="layout" svg:width="0.097cm" svg:height="0.196cm" svg:x="2.013cm" svg:y="0.503cm" svg:viewBox="0 0 98 197" draw:points="98,197 0,197 0,0 98,0">
            <text:p/>
          </draw:polygon>
          <draw:polygon draw:style-name="gr1" draw:text-style-name="P1" draw:layer="layout" svg:width="0.097cm" svg:height="0.196cm" svg:x="2.308cm" svg:y="0.503cm" svg:viewBox="0 0 98 197" draw:points="98,197 0,197 0,0 98,0">
            <text:p/>
          </draw:polygon>
          <draw:polygon draw:style-name="gr1" draw:text-style-name="P1" draw:layer="layout" svg:width="0.097cm" svg:height="0.196cm" svg:x="2.601cm" svg:y="0.503cm" svg:viewBox="0 0 98 197" draw:points="98,197 0,197 0,0 98,0">
            <text:p/>
          </draw:polygon>
          <draw:polygon draw:style-name="gr1" draw:text-style-name="P1" draw:layer="layout" svg:width="0.097cm" svg:height="0.294cm" svg:x="0cm" svg:y="0.405cm" svg:viewBox="0 0 98 295" draw:points="98,295 0,295 0,0 98,0">
            <text:p/>
          </draw:polygon>
          <draw:polygon draw:style-name="gr1" draw:text-style-name="P1" draw:layer="layout" svg:width="0.097cm" svg:height="0.196cm" svg:x="0.294cm" svg:y="0.503cm" svg:viewBox="0 0 98 197" draw:points="98,197 0,197 0,0 98,0">
            <text:p/>
          </draw:polygon>
          <draw:polygon draw:style-name="gr1" draw:text-style-name="P1" draw:layer="layout" svg:width="0.097cm" svg:height="0.196cm" svg:x="0.588cm" svg:y="0.503cm" svg:viewBox="0 0 98 197" draw:points="98,197 0,197 0,0 98,0">
            <text:p/>
          </draw:polygon>
          <draw:polygon draw:style-name="gr1" draw:text-style-name="P1" draw:layer="layout" svg:width="0.097cm" svg:height="0.196cm" svg:x="0.882cm" svg:y="0.503cm" svg:viewBox="0 0 98 197" draw:points="98,197 0,197 0,0 98,0">
            <text:p/>
          </draw:polygon>
          <draw:polygon draw:style-name="gr1" draw:text-style-name="P1" draw:layer="layout" svg:width="0.097cm" svg:height="0.196cm" svg:x="1.176cm" svg:y="0.503cm" svg:viewBox="0 0 98 197" draw:points="98,197 0,197 0,0 98,0">
            <text:p/>
          </draw:polygon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5cm" fo:page-height="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Сергей Сергеевич Бетке</meta:initial-creator>
    <meta:creation-date>2020-04-01T15:00:00.073000000</meta:creation-date>
    <dc:date>2021-03-15T19:18:07.444000000</dc:date>
    <dc:creator>Сергей Сергеевич Бетке</dc:creator>
    <meta:editing-duration>PT46M40S</meta:editing-duration>
    <meta:editing-cycles>10</meta:editing-cycles>
    <meta:generator>LibreOffice/6.3.5.2$Windows_X86_64 LibreOffice_project/dd0751754f11728f69b42ee2af66670068624673</meta:generator>
    <meta:document-statistic meta:object-count="75"/>
  </office:meta>
</office:document-meta>
</file>